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a12" officeooo:paragraph-rsid="00072a12"/>
    </style:style>
    <style:style style:name="P2" style:family="paragraph" style:parent-style-name="Standard">
      <style:text-properties officeooo:rsid="00088afa" officeooo:paragraph-rsid="00088afa"/>
    </style:style>
    <style:style style:name="P3" style:family="paragraph" style:parent-style-name="Standard">
      <style:text-properties officeooo:rsid="0009c8e6" officeooo:paragraph-rsid="0009c8e6"/>
    </style:style>
    <style:style style:name="P4" style:family="paragraph" style:parent-style-name="Standard">
      <style:text-properties officeooo:rsid="000a3f67" officeooo:paragraph-rsid="000a3f67"/>
    </style:style>
    <style:style style:name="T1" style:family="text">
      <style:text-properties officeooo:rsid="00088a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ciser : combiner avec Toucher etc.</text:p>
      <text:p text:style-name="P2"/>
      <text:p text:style-name="P2">Barrière de la Loi : en combinant les runes de Barrage et de Loi, le sorcier empêche tout emploi de sort ou sortilège d’un nombre de point d’âme inférieur ou égal à celui investi pour donner de la force à la barrière. Les capacités démoniaques sont aussi bloquées pour un nombre de points d’âme égal au coût d’invocation.</text:p>
      <text:p text:style-name="P2">Coût : 2 + taille de la rune de barrage + force de la barrière.</text:p>
      <text:p text:style-name="P1"/>
      <text:p text:style-name="P4">Bond de Cran Liret : ce sortilège attelle la rune de l’Air à celle de Passage pour permettre au sorcier d’effectuer des bonds impressionants.</text:p>
      <text:p text:style-name="P4">Coût : 10 points d’âme +1 par mètre horizontal au-delà de 2 ou +2 par mètre vertical au-delà de 1. Maximum 20 points d’âme supplémentaires.</text:p>
      <text:p text:style-name="P1"/>
      <text:p text:style-name="P1">Liens infrangibles : combiner les runes d’Emprsionnement et de Création pour créer des liens magiques restreignant la cible.</text:p>
      <text:p text:style-name="P1">Coût : 10 points d’âme + 2/rang de Physique de la cible.</text:p>
      <text:p text:style-name="P1"/>
      <text:p text:style-name="P1">Reliquaire d’âme : ce terrible sortilège combine les runes de Creuset, d’Aspiration ainsi qu’une rune de ciblage (Homme, Femme, Peuple etc.) pour diriger les points d’âme d’un sacrifice vers un creuset afin de les y stocker. Comme toujours le creuset est limité à dix fois le rang d’aspect du lanceur mais un rituel permet de combiner les rangs des participants pour créer d’énormes creusets issus de sacrifices de masse.</text:p>
      <text:p text:style-name="P1"><text:span text:style-name="T1">Comme tous les creusets, ceux-ci perdent</text:span> un point d’âme par an, il est donc parfois nécessaire de le remplir de nouveau, soit en renouvelant ce sortilège par un sacrifice, soit simplement en utlisant la rune de Creuset seule pour qu’un sorcieur y dépose un peu d’âme à nouveau.</text:p>
      <text:p text:style-name="P2">Coût : 3 + 3 × Volonté de la cible.</text:p>
      <text:p text:style-name="P2"/>
      <text:p text:style-name="P3">Réparation : ce sortilège mèle les runes d’Adhérence et de Modelage pour réparer un objet brisé.</text:p>
      <text:p text:style-name="P3">Coût : 2 + le coût de Modelage par brisure notable, maximum dix brisures considérées (exemple : une épée fissurée en deux et avec la pointe cassée n’aura qu’une brisure notable, un objet brisé en mille morceau en aura trop pour pouvoir être réparé).</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8:56:35.968496525</meta:creation-date>
    <dc:date>2024-04-22T16:05:44.500885518</dc:date>
    <meta:editing-duration>PT7H9M7S</meta:editing-duration>
    <meta:editing-cycles>4</meta:editing-cycles>
    <meta:generator>LibreOffice/7.6.6.3$Linux_X86_64 LibreOffice_project/60$Build-3</meta:generator>
    <meta:document-statistic meta:table-count="0" meta:image-count="0" meta:object-count="0" meta:page-count="1" meta:paragraph-count="12" meta:word-count="345" meta:character-count="1959" meta:non-whitespace-character-count="1626"/>
  </office:meta>
</office:document-meta>
</file>